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2.36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stroke="solid" svg:stroke-width="0.102cm" svg:stroke-color="#ffff00" draw:marker-start-width="0.352cm" draw:marker-end-width="0.352cm" draw:fill-color="#ffffff" draw:auto-grow-height="true" fo:min-height="6.576cm" fo:padding-top="0.05cm" fo:padding-bottom="0.05cm" fo:padding-left="0.05cm" fo:padding-right="0.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08cm" fo:margin-right="0cm" fo:text-align="start" text:enable-numbering="true" fo:text-indent="-0.508cm"/>
    </style:style>
    <style:style style:name="P3" style:family="paragraph">
      <style:paragraph-properties fo:margin-left="0.889cm" fo:margin-right="0cm" fo:text-align="start" text:enable-numbering="false" fo:text-indent="-0.635cm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2.4cm" fo:margin-right="0cm" text:enable-numbering="false" fo:text-indent="-0.8cm"/>
    </style:style>
    <style:style style:name="P18" style:family="paragraph">
      <style:paragraph-properties fo:margin-left="3.6cm" fo:margin-right="0cm" text:enable-numbering="true" fo:text-indent="-0.6cm"/>
    </style:style>
    <style:style style:name="P19" style:family="paragraph">
      <style:paragraph-properties fo:margin-left="2.4cm" fo:margin-right="0cm" text:enable-numbering="true" fo:text-indent="-0.8cm"/>
    </style:style>
    <style:style style:name="P20" style:family="paragraph">
      <style:paragraph-properties fo:margin-left="1.2cm" fo:margin-right="0cm" text:enable-numbering="false" fo:text-indent="-0.9cm"/>
      <style:text-properties fo:color="#ffffff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 fo:font-size="18pt" fo:font-style="italic" fo:font-weight="bold"/>
    </style:style>
    <style:style style:name="T4" style:family="text">
      <style:text-properties fo:color="#ffff00"/>
    </style:style>
    <style:style style:name="T5" style:family="text">
      <style:text-properties fo:font-size="24pt" fo:font-style="italic"/>
    </style:style>
    <style:style style:name="T6" style:family="text">
      <style:text-properties fo:color="#ffffff"/>
    </style:style>
    <style:style style:name="T7" style:family="text">
      <style:text-properties fo:color="#23ff23"/>
    </style:style>
    <style:style style:name="T8" style:family="text">
      <style:text-properties fo:color="#ccccff"/>
    </style:style>
    <style:style style:name="T9" style:family="text">
      <style:text-properties fo:color="#ccccff" fo:font-size="20pt" fo:font-weight="bold"/>
    </style:style>
    <style:style style:name="T10" style:family="text">
      <style:text-properties fo:color="#23ff23" fo:font-size="20pt" fo:font-weight="bold"/>
    </style:style>
    <style:style style:name="T11" style:family="text">
      <style:text-properties fo:font-size="20pt" fo:font-weight="bold"/>
    </style:style>
    <style:style style:name="T12" style:family="text">
      <style:text-properties fo:color="#ffff00" fo:font-size="20pt" fo:font-weight="bold"/>
    </style:style>
    <style:style style:name="T13" style:family="text">
      <style:text-properties fo:color="#ffffff" fo:font-size="24pt" fo:font-weight="normal"/>
    </style:style>
    <style:style style:name="T14" style:family="text">
      <style:text-properties fo:color="#ffffff" fo:font-size="20pt" fo:font-weight="bold"/>
    </style:style>
    <style:style style:name="T15" style:family="text">
      <style:text-properties fo:color="#23ff23" fo:font-size="22pt" fo:font-weight="bold"/>
    </style:style>
    <style:style style:name="T16" style:family="text">
      <style:text-properties fo:color="#23ff23" fo:font-size="22pt"/>
    </style:style>
    <style:style style:name="T17" style:family="text">
      <style:text-properties fo:color="#ffff00" fo:font-size="22pt"/>
    </style:style>
    <style:style style:name="T18" style:family="text">
      <style:text-properties fo:color="#ffcc99" fo:font-size="22pt"/>
    </style:style>
    <style:style style:name="T19" style:family="text">
      <style:text-properties fo:color="#ffff00" fo:font-weight="bold"/>
    </style:style>
    <style:style style:name="T20" style:family="text">
      <style:text-properties fo:font-weight="bold"/>
    </style:style>
    <style:style style:name="T21" style:family="text">
      <style:text-properties fo:color="#23ff23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</office:automatic-styles>
  <office:body>
    <office:presentation>
      <presentation:footer-decl presentation:name="ftr1">CMPT14x: §12.1-12.5</presentation:footer-decl>
      <presentation:footer-decl presentation:name="ftr2">CMPTxxxx</presentation:footer-decl>
      <presentation:footer-decl presentation:name="ftr3">CMPT 14x: 12.1-12.5</presentation:footer-decl>
      <presentation:date-time-decl presentation:name="dtd1" presentation:source="fixed">17 Nov 2006</presentation:date-time-decl>
      <presentation:date-time-decl presentation:name="dtd2" presentation:source="current-date" style:data-style-name="D3"/>
      <presentation:date-time-decl presentation:name="dtd3" presentation:source="fixed">24 Nov 2005</presentation:date-time-decl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§12.1-12.5: Pointer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7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7.62cm" svg:height="2.613cm" svg:x="19.508cm" svg:y="9.207cm">
          <text:list text:style-name="L3">
            <text:list-item>
              <text:p text:style-name="P2"><text:span text:style-name="T2">Wed </text:span><text:span text:style-name="T3">Lab08</text:span><text:span text:style-name="T2"> ok late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last time (Py tut §9.2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Namespaces</text:span></text:p>
              </text:list-item>
            </text:list>
            <text:list text:style-name="L4">
              <text:list-item>
                <text:p text:style-name="P5"><text:span text:style-name="T4">Scop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New</text:span> names add to <text:span text:style-name="T4">local</text:span> scop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ames <text:span text:style-name="T4">outside</text:span> local scope are <text:span text:style-name="T4">read-on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Assigning to them makes a <text:span text:style-name="T4">local cop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global</text:span> command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Backtracking</text:span>: Knight's Tour<text:line-break/></text:p>
              </text:list-item>
            </text:list>
            <text:list text:style-name="L4">
              <text:list-item>
                <text:p text:style-name="P5"><text:span text:style-name="T5">Lab09 (cplx), HW10 (knight), Lab10 (M2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12.1-12.5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Pointers </text:span><text:span text:style-name="T6">(in Modula-2 and C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reating</text:span> pointers, <text:span text:style-name="T4">dereferencing</text:span> poin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ssignment <text:span text:style-name="T4">compatibi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inter <text:span text:style-name="T4">arithmet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NIL (</text:span><text:span text:style-name="T6">in C: </text:span><text:span text:style-name="T4">NULL</text:span><text:span text:style-name="T4">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Static</text:span> vs. <text:span text:style-name="T4">dynamic</text:span> allocation of memory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ctivation</text:span> recor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tack</text:span>, stack pointer</text:p>
                  </text:list-item>
                </text:list>
              </text:list-item>
            </text:list>
            <text:list text:style-name="L4">
              <text:list-item>
                <text:p text:style-name="P5">Dynamic variables: <text:span text:style-name="T4">NEW</text:span>(), <text:span text:style-name="T4">DISPOSE</text:span>()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er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Values are stored in <text:span text:style-name="T4">locations</text:span> in memory</text:p>
              </text:list-item>
            </text:list>
            <text:list text:style-name="L4">
              <text:list-item>
                <text:p text:style-name="P5">These locations are accessed by their addresses, which <text:span text:style-name="T4">point</text:span> to a spot in memory</text:p>
              </text:list-item>
            </text:list>
            <text:list text:style-name="L4">
              <text:list-item>
                <text:p text:style-name="P9">A <text:span text:style-name="T4">pointer</text:span> is a variable whose <text:span text:style-name="T7">value</text:span> is a memory <text:span text:style-name="T7">addres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applePtr</text:span> : <text:span text:style-name="T4">POINTER</text:span> <text:span text:style-name="T8">TO</text:span> <text:span text:style-name="T8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apple</text:span> : <text:span text:style-name="T8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apple</text:span> := 5.0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applePtr</text:span> := <text:span text:style-name="T8">SYSTEM</text:span>.<text:span text:style-name="T4">ADR</text:span> (<text:span text:style-name="T7">apple</text:span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12" draw:id="id2" draw:layer="layout" svg:width="2.54cm" svg:height="1.27cm" svg:x="17.715cm" svg:y="14.37cm">
          <text:p text:style-name="P12">0x3e</text:p>
        </draw:rect>
        <draw:rect draw:style-name="gr3" draw:text-style-name="P12" draw:id="id4" draw:layer="layout" svg:width="2.54cm" svg:height="1.27cm" svg:x="23.215cm" svg:y="14.37cm">
          <text:p text:style-name="P12">5.0</text:p>
        </draw:rect>
        <draw:frame draw:style-name="gr4" draw:text-style-name="P13" draw:id="id1" draw:layer="layout" svg:width="3.059cm" svg:height="0.971cm" svg:x="17.515cm" svg:y="12.333cm">
          <draw:text-box>
            <text:p text:style-name="P13">applePtr</text:p>
          </draw:text-box>
        </draw:frame>
        <draw:frame draw:style-name="gr4" draw:text-style-name="P12" draw:id="id3" draw:layer="layout" svg:width="2.2cm" svg:height="0.971cm" svg:x="23.416cm" svg:y="12.334cm">
          <draw:text-box>
            <text:p text:style-name="P12">apple</text:p>
          </draw:text-box>
        </draw:frame>
        <draw:connector draw:style-name="gr5" draw:text-style-name="P14" draw:layer="layout" draw:type="line" svg:x1="19.044cm" svg:y1="13.304cm" svg:x2="18.985cm" svg:y2="14.37cm" draw:start-shape="id1" draw:start-glue-point="2" draw:end-shape="id2" draw:end-glue-point="0">
          <text:p text:style-name="P1"/>
        </draw:connector>
        <draw:connector draw:style-name="gr5" draw:text-style-name="P14" draw:layer="layout" draw:type="line" svg:x1="24.516cm" svg:y1="13.305cm" svg:x2="24.485cm" svg:y2="14.37cm" draw:start-shape="id3" draw:start-glue-point="2" draw:end-shape="id4" draw:end-glue-point="0">
          <text:p text:style-name="P1"/>
        </draw:connector>
        <draw:line draw:style-name="gr5" draw:text-style-name="P14" draw:layer="layout" svg:x1="19.895cm" svg:y1="14.918cm" svg:x2="22.934cm" svg:y2="14.382cm">
          <text:p text:style-name="P1"/>
        </draw:line>
        <draw:frame draw:style-name="gr4" draw:text-style-name="P12" draw:layer="layout" svg:width="2.051cm" svg:height="0.971cm" svg:x="25.616cm" svg:y="13.935cm">
          <draw:text-box>
            <text:p text:style-name="P12">0x3e</text:p>
          </draw:text-box>
        </draw:frame>
        <draw:frame draw:style-name="gr4" draw:text-style-name="P12" draw:layer="layout" svg:width="1.92cm" svg:height="0.971cm" svg:x="25.616cm" svg:y="15.436cm">
          <draw:text-box>
            <text:p text:style-name="P12">0x3f</text:p>
          </draw:text-box>
        </draw:frame>
        <draw:rect draw:style-name="gr6" draw:text-style-name="P15" draw:layer="layout" svg:width="2.54cm" svg:height="1.27cm" svg:x="23.215cm" svg:y="15.67cm">
          <text:p text:style-name="P1"/>
        </draw:rect>
        <draw:frame draw:style-name="gr4" draw:text-style-name="P12" draw:layer="layout" svg:width="2.094cm" svg:height="0.971cm" svg:x="25.616cm" svg:y="16.637cm">
          <draw:text-box>
            <text:p text:style-name="P12">0x40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referencing pointers</text:p>
          </draw:text-box>
        </draw:frame>
        <draw:frame presentation:style-name="pr5" draw:text-style-name="P5" draw:layer="layout" svg:width="25.199cm" svg:height="14.894cm" svg:x="1.4cm" svg:y="4.507cm" presentation:class="outline" presentation:user-transformed="true">
          <draw:text-box>
            <text:list text:style-name="L4">
              <text:list-item>
                <text:p text:style-name="P5">The last example shows how to <text:span text:style-name="T4">make</text:span> a pointer:</text:p>
              </text:list-item>
            </text:list>
            <text:list text:style-name="L4">
              <text:list-item>
                <text:p text:style-name="P16"><text:span text:style-name="T9">VAR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pplePtr</text:span><text:span text:style-name="T11"> : </text:span><text:span text:style-name="T12">POINTER</text:span><text:span text:style-name="T11"> </text:span><text:span text:style-name="T9">TO</text:span><text:span text:style-name="T11"> </text:span><text:span text:style-name="T9">REAL</text:span><text:span text:style-name="T11">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pple</text:span><text:span text:style-name="T11"> : </text:span><text:span text:style-name="T9">REAL</text:span><text:span text:style-name="T11">;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9">BEGIN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pple</text:span><text:span text:style-name="T11"> := 5.0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applePtr</text:span><text:span text:style-name="T11"> := </text:span><text:span text:style-name="T9">SYSTEM</text:span><text:span text:style-name="T11">.</text:span><text:span text:style-name="T12">ADR</text:span><text:span text:style-name="T11"> (</text:span><text:span text:style-name="T10">apple</text:span><text:span text:style-name="T11">);</text:span></text:p>
                  </text:list-item>
                </text:list>
              </text:list-item>
            </text:list>
            <text:list text:style-name="L4">
              <text:list-item>
                <text:p text:style-name="P9">How do we <text:span text:style-name="T4">get</text:span> at the memory pointed to?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applePtr</text:span><text:span text:style-name="T4">^</text:span> := 4.0;<text:tab/><text:span text:style-name="T7">(* same as apple := 4.0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(C syntax: <text:span text:style-name="T8">*applePtr</text:span>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The “hat” operator <text:span text:style-name="T8">^</text:span> is called the <text:span text:style-name="T4">dereferencing</text:span> operator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7.339cm" svg:height="6.676cm" svg:x="19.297cm" svg:y="6.062cm" presentation:class="outline" presentation:user-transformed="true">
          <draw:text-box>
            <text:list text:style-name="L4">
              <text:list-item>
                <text:p text:style-name="P20"><text:span text:style-name="T13">In C:</text:span></text:p>
              </text:list-item>
            </text:list>
            <text:list text:style-name="L4">
              <text:list-item>
                <text:p text:style-name="P20"><text:span text:style-name="T9">float</text:span><text:span text:style-name="T14"> </text:span><text:span text:style-name="T10">apple</text:span><text:span text:style-name="T14">;</text:span></text:p>
              </text:list-item>
            </text:list>
            <text:list text:style-name="L4">
              <text:list-item>
                <text:p text:style-name="P20"><text:span text:style-name="T9">float</text:span><text:span text:style-name="T12">*</text:span><text:span text:style-name="T14"> </text:span><text:span text:style-name="T10">applePtr</text:span><text:span text:style-name="T14">;</text:span></text:p>
              </text:list-item>
            </text:list>
            <text:list text:style-name="L4">
              <text:list-item>
                <text:p text:style-name="P20"><text:span text:style-name="T10">apple</text:span><text:span text:style-name="T14"> = 5.0;</text:span></text:p>
              </text:list-item>
            </text:list>
            <text:list text:style-name="L4">
              <text:list-item>
                <text:p text:style-name="P20"><text:span text:style-name="T10">applePtr</text:span><text:span text:style-name="T14"> = </text:span><text:span text:style-name="T12">&amp;</text:span><text:span text:style-name="T10">apple</text:span><text:span text:style-name="T14">;</text:span></text:p>
              </text:list-item>
            </text:list>
          </draw:text-box>
        </draw:frame>
        <draw:frame draw:style-name="gr7" draw:text-style-name="P20" draw:layer="layout" svg:width="0.802cm" svg:height="2.61cm" svg:x="18.614cm" svg:y="4.939cm">
          <draw:text-box>
            <text:list text:style-name="L4">
              <text:list-item>
                <text:list>
                  <text:list-item>
                    <text:p text:style-name="P20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/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rations on pointer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Different pointer types are <text:span text:style-name="T4">not</text:span> compatible</text:p>
              </text:list-item>
            </text:list>
            <text:list text:style-name="L4">
              <text:list-item>
                <text:list>
                  <text:list-item>
                    <text:p text:style-name="P6">But can always <text:span text:style-name="T4">cast</text:span> from one type to another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5">float* applePtr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5">int* pearPtr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5">applePtr = (float*) pearPtr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4">NIL</text:span> points to nothing at all</text:p>
              </text:list-item>
            </text:list>
            <text:list text:style-name="L4">
              <text:list-item>
                <text:list>
                  <text:list-item>
                    <text:p text:style-name="P19">Handy for <text:span text:style-name="T4">initializing</text:span> pointers: <text:span text:style-name="T7">ptr1</text:span> := <text:span text:style-name="T8">NIL</text:span>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4">Dereferencing</text:span> <text:span text:style-name="T8">NIL</text:span> raises <text:span text:style-name="T7">sysExcep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6">In C, use </text:span><text:span text:style-name="T4">NULL</text:span><text:span text:style-name="T6"> (which is just 0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ers and C array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An <text:span text:style-name="T4">array</text:span> in C is really just a <text:span text:style-name="T4">pointer</text:span> to a location in memory that stores <text:span text:style-name="T4">consecutive</text:span> entries of the arra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float appleSizes[4]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appleSizes[0] = 2.5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4">Indexing</text:span> into the array is really done by <text:span text:style-name="T4">adding</text:span> to the pointer to the head of the array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appleSizes[2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Is the same as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*(appleSizes + 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>
          <draw:text-box>
            <text:p text:style-name="P1">Pointers and call-by-reference</text:p>
          </draw:text-box>
        </draw:frame>
        <draw:frame presentation:style-name="pr5" draw:text-style-name="P5" draw:layer="layout" svg:width="25.199cm" svg:height="14.327cm" svg:x="1.4cm" svg:y="4.507cm" presentation:class="outline" presentation:user-transformed="true">
          <draw:text-box>
            <text:list text:style-name="L4">
              <text:list-item>
                <text:p text:style-name="P5">Pointers are how <text:span text:style-name="T4">call-by-reference</text:span> is done in C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6">int increment (int</text:span><text:span text:style-name="T17">*</text:span><text:span text:style-name="T16"> x) {</text:span><text:span text:style-name="T16"><text:tab/></text:span><text:span text:style-name="T16"><text:tab/></text:span><text:span text:style-name="T18">/* takes a pointer to an int */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6">*x = *x + 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6">return *x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6">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6">int x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6">x = 5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6">increment (</text:span><text:span text:style-name="T17">&amp;</text:span><text:span text:style-name="T16">x);</text:span><text:span text:style-name="T16"><text:tab/></text:span><text:span text:style-name="T16"><text:tab/></text:span><text:span text:style-name="T16"><text:tab/></text:span><text:span text:style-name="T16"><text:tab/></text:span><text:span text:style-name="T18">/* pass a pointer to x */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In <text:span text:style-name="T4">C++</text:span>, can specify in the <text:span text:style-name="T4">function</text:span> definitio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6">int increment (int &amp;x) {</text:span><text:span text:style-name="T16"><text:tab/></text:span><text:span text:style-name="T16"><text:tab/></text:span><text:span text:style-name="T18">/* call-by-reference */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6">x = x + 1; .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6">increment (x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ic vs. dynamic memory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Static</text:span> variables are allocated at the <text:span text:style-name="T4">beginning</text:span> of the program run</text:p>
              </text:list-item>
            </text:list>
            <text:list text:style-name="L4">
              <text:list-item>
                <text:list>
                  <text:list-item>
                    <text:p text:style-name="P6">Their size in memory is <text:span text:style-name="T4">fixed</text:span> at compile-ti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Variables named in <text:span text:style-name="T4">declaration</text:span> section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Dynamic</text:span> variables are allocated <text:span text:style-name="T4">during</text:span> the running of a program</text:p>
              </text:list-item>
            </text:list>
            <text:list text:style-name="L4">
              <text:list-item>
                <text:list>
                  <text:list-item>
                    <text:p text:style-name="P6">May also be <text:span text:style-name="T4">deallocated</text:span> during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ize need <text:span text:style-name="T4">not</text:span> be predetermin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eference them via <text:span text:style-name="T4">point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ynamic variables</text:p>
          </draw:text-box>
        </draw:frame>
        <draw:frame presentation:style-name="pr5" draw:text-style-name="P5" draw:layer="layout" svg:width="25.199cm" svg:height="15.269cm" svg:x="1.4cm" svg:y="4.107cm" presentation:class="outline" presentation:user-transformed="true">
          <draw:text-box>
            <text:list text:style-name="L4">
              <text:list-item>
                <text:p text:style-name="P5">You can make your <text:span text:style-name="T6">own</text:span> <text:span text:style-name="T4">dynamically</text:span> allocated variables, using <text:span text:style-name="T8">NEW</text:span>() and <text:span text:style-name="T8">DISPOSE</text:span>(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9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0">applePtr</text:span><text:span text:style-name="T11"> : </text:span><text:span text:style-name="T9">POINTER</text:span><text:span text:style-name="T11"> </text:span><text:span text:style-name="T9">TO</text:span><text:span text:style-name="T11"> </text:span><text:span text:style-name="T9">REAL</text:span><text:span text:style-name="T11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9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2">NEW</text:span><text:span text:style-name="T11"> (</text:span><text:span text:style-name="T10">applePtr</text:span><text:span text:style-name="T11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4">Allocates</text:span> memory for a <text:span text:style-name="T8">REAL</text:span>, and stores the address in <text:span text:style-name="T7">applePt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9">DISPOSE</text:span><text:span text:style-name="T20"> (</text:span><text:span text:style-name="T21">applePtr</text:span><text:span text:style-name="T20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4">Deallocates</text:span> the memory, and sets <text:span text:style-name="T7">applePtr</text:span> to <text:span text:style-name="T8">NI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Dynamic variables are in the <text:span text:style-name="T4">heap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Open space for program to allocate/dealloca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If heap is <text:span text:style-name="T4">full</text:span>, <text:span text:style-name="T8">NEW</text:span> sets pointer to <text:span text:style-name="T8">NI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caution about pointer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ointers are a <text:span text:style-name="T4">powerful</text:span> tool and a quick way to <text:span text:style-name="T4">shoot</text:span> yourself in the foo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applePtr</text:span> : <text:span text:style-name="T4">POINTER</text:span> <text:span text:style-name="T8">TO</text:span> <text:span text:style-name="T8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8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applePtr</text:span><text:span text:style-name="T8">^</text:span><text:span text:style-name="T6"> := 5.0;</text:span><text:span text:style-name="T6"><text:tab/></text:span><text:span text:style-name="T6"><text:tab/></text:span><text:span text:style-name="T7">(* yipes!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4">Uninitialized</text:span><text:span text:style-name="T6"> pointer could point to anywhere in memory: </text:span><text:span text:style-name="T4">dereferencing</text:span><text:span text:style-name="T6"> it can potentially modify any accessible memory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6">Can </text:span><text:span text:style-name="T4">crash</text:span><text:span text:style-name="T6"> older Windows; </text:span><text:span text:style-name="T4">core dump</text:span><text:span text:style-name="T6"> in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12.1-12.5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4">Pointers </text:span><text:span text:style-name="T6">(in Modula-2 and C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reating</text:span> pointers, <text:span text:style-name="T4">dereferencing</text:span> point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ssignment <text:span text:style-name="T4">compatibi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inter <text:span text:style-name="T4">arithmet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NIL (</text:span><text:span text:style-name="T6">in C: </text:span><text:span text:style-name="T4">NULL</text:span><text:span text:style-name="T4">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Static</text:span> vs. <text:span text:style-name="T4">dynamic</text:span> allocation of memory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ctivation</text:span> recor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tack</text:span>, stack pointer</text:p>
                  </text:list-item>
                </text:list>
              </text:list-item>
            </text:list>
            <text:list text:style-name="L4">
              <text:list-item>
                <text:p text:style-name="P5">Dynamic variables: <text:span text:style-name="T4">NEW</text:span>(), <text:span text:style-name="T4">DISPOSE</text:span>()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Lab09</text:span> due next week:</text:p>
              </text:list-item>
            </text:list>
            <text:list text:style-name="L4">
              <text:list-item>
                <text:list>
                  <text:list-item>
                    <text:p text:style-name="P6">Complex number library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HW10</text:span> due Mon:</text:p>
              </text:list-item>
            </text:list>
            <text:list text:style-name="L4">
              <text:list-item>
                <text:list>
                  <text:list-item>
                    <text:p text:style-name="P6">Hand-simulation of Knight's tour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Midterm</text:span> next Wed 22Nov:</text:p>
              </text:list-item>
            </text:list>
            <text:list text:style-name="L4">
              <text:list-item>
                <text:list>
                  <text:list-item>
                    <text:p text:style-name="P6">M2 chs9-1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y ch10-14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30T09:58:23</meta:creation-date>
    <dc:creator>Sean Ho</dc:creator>
    <dc:date>2006-11-17T14:26:18</dc:date>
    <dc:language>en-US</dc:language>
    <meta:editing-cycles>47</meta:editing-cycles>
    <meta:editing-duration>PT19H51M54S</meta:editing-duration>
    <meta:user-defined meta:name="Info 1"/>
    <meta:user-defined meta:name="Info 2"/>
    <meta:user-defined meta:name="Info 3"/>
    <meta:user-defined meta:name="Info 4"/>
    <meta:document-statistic meta:object-count="223"/>
  </office:meta>
</office:document-meta>
</file>